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05cm" draw:marker-end-width="0.305cm" draw:fill-color="#ccffcc" draw:textarea-horizontal-align="justify" draw:textarea-vertical-align="middle" draw:auto-grow-height="false" fo:min-height="0.597cm" fo:min-width="0.961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svg:stroke-width="0.102cm" svg:stroke-color="#000000" draw:marker-start-width="0.305cm" draw:marker-end-width="0.305cm" draw:fill-color="#ffffcc" draw:textarea-horizontal-align="justify" draw:textarea-vertical-align="middle" draw:auto-grow-height="false" fo:min-height="6.481cm" fo:min-width="4.072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305cm" draw:marker-end-width="0.305cm" draw:fill-color="#ffccff" draw:textarea-horizontal-align="justify" draw:textarea-vertical-align="middle" draw:auto-grow-height="false" fo:min-height="6.481cm" fo:min-width="4.072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305cm" draw:marker-end-width="0.305cm" draw:fill-color="#ffcc99" draw:textarea-horizontal-align="justify" draw:textarea-vertical-align="middle" draw:auto-grow-height="false" fo:min-height="3.966cm" fo:min-width="10.32cm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0000" draw:marker-start-width="0.152cm" draw:marker-end="Arrow_20_concave" draw:marker-end-width="0.508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marker-start-width="0.305cm" draw:marker-end="Arrow_20_concave" draw:marker-end-width="0.508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textarea-horizontal-align="justify" draw:textarea-vertical-align="middle" draw:auto-grow-height="false" fo:min-height="1.863cm" fo:min-width="1.024cm"/>
    </style:style>
    <style:style style:name="gr10" style:family="graphic" style:parent-style-name="standard">
      <style:graphic-properties draw:stroke="none" svg:stroke-color="#000000" draw:fill="none" draw:fill-color="#ffffff" fo:min-height="4.023cm"/>
    </style:style>
    <style:style style:name="gr11" style:family="graphic" style:parent-style-name="objectwithoutfill">
      <style:graphic-properties svg:stroke-width="0.102cm" draw:marker-start-width="0.509cm" draw:marker-end="Arrow_20_concave" draw:marker-end-width="0.508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textarea-horizontal-align="justify" draw:textarea-vertical-align="middle" draw:auto-grow-height="false" fo:min-height="0.703cm" fo:min-width="1.027cm"/>
    </style:style>
    <style:style style:name="P1" style:family="paragraph">
      <loext:graphic-properties draw:fill-color="#ccffc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-color="#ffccff"/>
      <style:paragraph-properties fo:text-align="center"/>
    </style:style>
    <style:style style:name="P8" style:family="paragraph">
      <loext:graphic-properties draw:fill-color="#ffcc9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2.54cm" svg:x="9.509cm" svg:y="19.542cm">
          <text:p/>
          <draw:enhanced-geometry svg:viewBox="0 0 21600 21600" draw:glue-points="?f0 0 ?f1 10800 0 21600 10800 21600 21600 21600 ?f7 10800" draw:text-areas="?f1 10800 ?f2 18000 ?f3 7200 ?f4 21600" draw:type="isosceles-triangle" draw:modifiers="10238.19301848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" draw:id="id1" draw:layer="layout" svg:width="2.921cm" svg:height="2.54cm" svg:x="15.599cm" svg:y="19.5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21cm" svg:height="2.54cm" svg:x="2.846cm" svg:y="19.6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9.271cm" svg:height="1.673cm" svg:x="8.874cm" svg:y="25.87cm">
          <draw:text-box>
            <text:p><text:span text:style-name="T1">Inputs</text:span></text:p>
          </draw:text-box>
        </draw:frame>
        <draw:frame draw:style-name="gr2" draw:text-style-name="P4" draw:layer="layout" svg:width="4.064cm" svg:height="2.384cm" svg:x="15.009cm" svg:y="22.823cm">
          <draw:text-box>
            <text:p text:style-name="P3">Seismic</text:p>
            <text:p text:style-name="P3">Sequence</text:p>
            <text:p text:style-name="P3">(<text:span text:style-name="T2">now</text:span>)</text:p>
          </draw:text-box>
        </draw:frame>
        <draw:frame draw:style-name="gr3" draw:text-style-name="P4" draw:layer="layout" svg:width="5.207cm" svg:height="3.095cm" svg:x="8.112cm" svg:y="22.844cm">
          <draw:text-box>
            <text:p text:style-name="P3">Seismic</text:p>
            <text:p text:style-name="P3">Sequence</text:p>
            <text:p text:style-name="P3">(<text:span text:style-name="T2">now-14 days</text:span>)</text:p>
          </draw:text-box>
        </draw:frame>
        <draw:frame draw:style-name="gr3" draw:text-style-name="P4" draw:layer="layout" svg:width="5.08cm" svg:height="3.095cm" svg:x="1.762cm" svg:y="22.924cm">
          <draw:text-box>
            <text:p text:style-name="P3">VLF</text:p>
            <text:p text:style-name="P3">Sequence</text:p>
            <text:p text:style-name="P3">(<text:span text:style-name="T2">now-14 days</text:span>)</text:p>
          </draw:text-box>
        </draw:frame>
        <draw:custom-shape draw:style-name="gr4" draw:text-style-name="P6" draw:layer="layout" svg:width="4.572cm" svg:height="6.731cm" svg:x="2.143cm" svg:y="10.986cm">
          <text:p text:style-name="P5"><text:span text:style-name="T3">CN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72cm" svg:height="6.731cm" svg:x="8.62cm" svg:y="10.906cm">
          <text:p text:style-name="P5"><text:span text:style-name="T3">RN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10.922cm" svg:height="4.318cm" svg:x="2.143cm" svg:y="4.175cm">
          <text:p text:style-name="P5">Fully-Connected</text:p>
          <text:p text:style-name="P5">Layers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065cm" svg:y1="5.445cm" svg:x2="18.526cm" svg:y2="5.445cm">
          <text:p/>
        </draw:line>
        <draw:connector draw:style-name="gr8" draw:text-style-name="P5" draw:layer="layout" svg:x1="17.06cm" svg:y1="19.542cm" svg:x2="13.065cm" svg:y2="6.334cm" draw:start-shape="id1" draw:start-glue-point="4" draw:end-shape="id2" draw:end-glue-point="1" svg:d="M17060 19542v-13208h-3995" svg:viewBox="0 0 3996 13209">
          <text:p/>
        </draw:connector>
        <draw:custom-shape draw:style-name="gr9" draw:text-style-name="P5" draw:layer="layout" svg:width="3.048cm" svg:height="2.413cm" svg:x="2.905cm" svg:y="8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draw:layer="layout" svg:width="3.048cm" svg:height="2.413cm" svg:x="9.382cm" svg:y="8.4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" draw:layer="layout" svg:width="5.212cm" svg:height="4.273cm" svg:x="15.224cm" svg:y="2.524cm">
          <draw:text-box>
            <text:p><text:span text:style-name="T4">Predicti</text:span><text:span text:style-name="T4">on</text:span></text:p>
            <text:p text:style-name="P3"><text:span text:style-name="T4">Output</text:span></text:p>
          </draw:text-box>
        </draw:frame>
        <draw:line draw:style-name="gr11" draw:text-style-name="P9" draw:layer="layout" svg:x1="4.302cm" svg:y1="19.622cm" svg:x2="4.302cm" svg:y2="17.717cm">
          <text:p/>
        </draw:line>
        <draw:line draw:style-name="gr11" draw:text-style-name="P9" draw:layer="layout" svg:x1="10.906cm" svg:y1="19.669cm" svg:x2="10.965cm" svg:y2="17.544cm">
          <text:p/>
        </draw:line>
        <draw:custom-shape draw:style-name="gr12" draw:text-style-name="P5" draw:layer="layout" svg:width="1.905cm" svg:height="1.905cm" svg:x="6.715cm" svg:y="11.414cm">
          <text:p text:style-name="P5">?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5T12:05:41.392961266</meta:creation-date>
    <dc:date>2017-04-15T12:33:00.444452939</dc:date>
    <meta:editing-duration>PT6M6S</meta:editing-duration>
    <meta:editing-cycles>1</meta:editing-cycles>
    <meta:document-statistic meta:object-count="18"/>
    <meta:generator>LibreOffice/5.2.2.2$Linux_X86_64 LibreOffice_project/20m0$Build-2</meta:generator>
  </office:meta>
</office:document-meta>
</file>